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Segoe UI" svg:font-family="'Segoe UI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e">
      <style:paragraph-properties>
        <style:tab-stops>
          <style:tab-stop style:position="11.252cm" style:type="right"/>
        </style:tab-stops>
      </style:paragraph-properties>
      <style:text-properties fo:font-size="9pt" fo:font-style="italic" style:font-name="Arial" style:font-name-complex="Arial" style:font-size-asian="9pt" style:font-size-complex="9pt" style:font-style-asian="italic"/>
    </style:style>
    <style:style style:family="paragraph" style:name="P2" style:parent-style-name="texte">
      <style:text-properties fo:font-size="11pt" fo:font-style="italic" style:font-name="Arial" style:font-name-complex="Arial" style:font-size-asian="11pt" style:font-size-complex="9pt" style:font-style-asian="italic"/>
    </style:style>
    <style:style style:family="paragraph" style:name="P3" style:parent-style-name="Standard">
      <style:paragraph-properties fo:margin-bottom="0cm" fo:margin-top="0.423cm" loext:contextual-spacing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4" style:parent-style-name="texte">
      <style:paragraph-properties fo:margin-bottom="0cm" fo:margin-top="0.423cm" loext:contextual-spacing="false"/>
      <style:text-properties fo:font-size="10pt" style:font-name="Arial" style:font-name-complex="Arial" style:font-size-asian="10pt" style:font-size-complex="10pt"/>
    </style:style>
    <style:style style:family="paragraph" style:name="P5" style:parent-style-name="Standard">
      <style:paragraph-properties fo:border="0.74pt solid #000000" fo:margin-bottom="0cm" fo:margin-top="0.212cm" fo:padding-bottom="0.176cm" fo:padding-left="0.141cm" fo:padding-right="0.141cm" fo:padding-top="0.494cm" loext:contextual-spacing="false"/>
      <style:text-properties fo:font-size="11pt" style:font-name="Arial" style:font-name-complex="Arial" style:font-size-asian="11pt" style:font-size-complex="11pt"/>
    </style:style>
    <style:style style:family="paragraph" style:name="P6" style:parent-style-name="Standard">
      <style:paragraph-properties fo:margin-bottom="0cm" fo:margin-top="0.212cm" loext:contextual-spacing="false">
        <style:tab-stops>
          <style:tab-stop style:position="1cm"/>
        </style:tab-stops>
      </style:paragraph-properties>
      <style:text-properties fo:font-size="10pt" style:font-size-asian="10pt" style:font-size-complex="10pt"/>
    </style:style>
    <style:style style:family="paragraph" style:name="P7" style:parent-style-name="Standard">
      <style:paragraph-properties fo:margin-bottom="0cm" fo:margin-top="0.212cm" loext:contextual-spacing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8" style:parent-style-name="texte">
      <style:paragraph-properties fo:margin-bottom="0cm" fo:margin-top="0.212cm" loext:contextual-spacing="false">
        <style:tab-stops>
          <style:tab-stop style:position="17.503cm" style:type="right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9" style:parent-style-name="Standard">
      <style:paragraph-properties fo:border="0.74pt solid #000000" fo:margin-bottom="0cm" fo:margin-top="0.282cm" fo:padding-bottom="0.176cm" fo:padding-left="0.141cm" fo:padding-right="0.141cm" fo:padding-top="0.494cm" loext:contextual-spacing="false"/>
      <style:text-properties fo:font-size="11pt" style:font-name="Arial" style:font-name-complex="Arial" style:font-size-asian="11pt" style:font-size-complex="11pt"/>
    </style:style>
    <style:style style:family="paragraph" style:name="P10" style:parent-style-name="Standard">
      <style:paragraph-properties fo:border="0.51pt solid #000000" fo:margin-bottom="0.353cm" fo:margin-left="6.75cm" fo:margin-right="0cm" fo:margin-top="0.353cm" fo:padding-bottom="0.035cm" fo:padding-left="0.141cm" fo:padding-right="0.141cm" fo:padding-top="0.035cm" fo:text-align="center" fo:text-indent="-6.75cm" loext:contextual-spacing="false" style:auto-text-indent="false" style:justify-single-word="false">
        <style:tab-stops>
          <style:tab-stop style:position="6.752cm"/>
        </style:tab-stops>
      </style:paragraph-properties>
      <style:text-properties fo:font-size="14pt" fo:font-weight="bold" style:font-name="Arial" style:font-name-complex="Arial" style:font-size-asian="14pt" style:font-size-complex="14pt" style:font-weight-asian="bold" style:font-weight-complex="bold"/>
    </style:style>
    <style:style style:family="paragraph" style:name="P11" style:parent-style-name="Standard">
      <style:paragraph-properties fo:margin-bottom="0cm" fo:margin-top="0.4cm" fo:text-align="start" loext:contextual-spacing="false" style:justify-single-word="false">
        <style:tab-stops>
          <style:tab-stop style:position="1cm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12" style:parent-style-name="Standard">
      <style:paragraph-properties fo:margin-bottom="0.101cm" fo:margin-top="0cm" fo:text-align="center" loext:contextual-spacing="false" style:justify-single-word="false">
        <style:tab-stops>
          <style:tab-stop style:position="14.002cm"/>
        </style:tab-stops>
      </style:paragraph-properties>
      <style:text-properties fo:font-size="12pt" fo:font-weight="bold" fo:text-transform="uppercase" style:font-name="Arial" style:font-name-complex="Arial" style:font-size-asian="12pt" style:font-size-complex="12pt" style:font-weight-asian="bold" style:font-weight-complex="bold"/>
    </style:style>
    <style:style style:family="paragraph" style:name="P13" style:parent-style-name="texte">
      <style:text-properties fo:font-size="10pt" style:font-size-asian="10pt" style:font-size-complex="10pt"/>
    </style:style>
    <style:style style:family="paragraph" style:name="P14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>
        <style:tab-stops/>
      </style:paragraph-properties>
      <style:text-properties fo:country="BE" fo:language="fr"/>
    </style:style>
    <style:style style:family="paragraph" style:name="P15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>
        <style:tab-stops/>
      </style:paragraph-properties>
      <style:text-properties fo:country="BE" fo:language="fr"/>
    </style:style>
    <style:style style:family="paragraph" style:name="P16" style:parent-style-name="UrbanBody">
      <style:paragraph-properties fo:border="none" fo:margin-bottom="0cm" fo:margin-left="0cm" fo:margin-right="0cm" fo:margin-top="0cm" fo:padding="0cm" fo:text-align="justify" fo:text-indent="0cm" loext:contextual-spacing="false" style:auto-text-indent="false" style:justify-single-word="false" style:shadow="none">
        <style:tab-stops/>
      </style:paragraph-properties>
      <style:text-properties fo:country="BE" fo:font-size="10pt" fo:language="fr" style:font-size-asian="10pt" style:font-size-complex="10pt"/>
    </style:style>
    <style:style style:family="paragraph" style:master-page-name="Standard" style:name="P17" style:parent-style-name="Standard">
      <style:paragraph-properties style:page-number="auto">
        <style:tab-stops>
          <style:tab-stop style:position="17.999cm" style:type="right"/>
        </style:tab-stops>
      </style:paragraph-properties>
    </style:style>
    <style:style style:family="paragraph" style:name="P18" style:parent-style-name="Standard">
      <style:paragraph-properties fo:margin-bottom="0.101cm" fo:margin-top="0cm" fo:text-align="center" loext:contextual-spacing="false" style:justify-single-word="false">
        <style:tab-stops>
          <style:tab-stop style:position="14.002cm"/>
        </style:tab-stops>
      </style:paragraph-properties>
      <style:text-properties fo:font-size="14pt" fo:font-weight="bold" fo:text-transform="uppercase" style:font-name="Arial" style:font-name-complex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19" style:parent-style-name="Standard">
      <style:paragraph-properties fo:margin-bottom="0cm" fo:margin-top="0.3cm" fo:text-align="center" loext:contextual-spacing="false" style:justify-single-word="false" style:shadow="none">
        <style:tab-stops>
          <style:tab-stop style:position="14.002cm"/>
        </style:tab-stops>
      </style:paragraph-properties>
      <style:text-properties fo:font-size="14pt" fo:font-weight="bold" fo:text-transform="uppercase" style:font-name="Arial" style:font-name-complex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20" style:parent-style-name="Standard">
      <style:paragraph-properties fo:margin-bottom="0cm" fo:margin-top="0.3cm" fo:text-align="center" loext:contextual-spacing="false" style:justify-single-word="false" style:shadow="none">
        <style:tab-stops>
          <style:tab-stop style:position="14.002cm"/>
        </style:tab-stops>
      </style:paragraph-properties>
      <style:text-properties fo:font-size="12pt" fo:font-weight="bold" fo:text-transform="uppercase" style:font-name="Arial" style:font-name-complex="Arial" style:font-size-asian="10.5pt" style:font-size-complex="12pt" style:font-weight-asian="bold" style:font-weight-complex="bold"/>
    </style:style>
    <style:style style:family="paragraph" style:name="P2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ize="11pt" style:font-name="Arial" style:font-name-complex="Arial" style:font-size-asian="11pt" style:font-size-complex="11pt"/>
    </style:style>
    <style:style style:family="text" style:name="T2">
      <style:text-properties fo:font-size="11pt" fo:font-weight="bold" style:font-name="Arial" style:font-name-complex="Arial" style:font-size-asian="11pt" style:font-size-complex="11pt" style:font-weight-asian="bold" style:font-weight-complex="bold"/>
    </style:style>
    <style:style style:family="text" style:name="T3">
      <style:text-properties fo:font-size="11pt" fo:font-weight="normal" style:font-name="Arial" style:font-name-complex="Arial" style:font-size-asian="11pt" style:font-size-complex="11pt" style:font-weight-asian="normal" style:font-weight-complex="normal"/>
    </style:style>
    <style:style style:family="text" style:name="T4">
      <style:text-properties style:font-name="Arial" style:font-name-complex="Arial"/>
    </style:style>
    <style:style style:family="text" style:name="T5">
      <style:text-properties style:font-name="Arial" style:font-name-complex="Arial" style:font-style-complex="italic"/>
    </style:style>
    <style:style style:family="text" style:name="T6">
      <style:text-properties officeooo:rsid="001b6fe1" style:font-name="Arial" style:font-name-complex="Arial"/>
    </style:style>
    <style:style style:family="text" style:name="T7">
      <style:text-properties fo:font-style="italic" fo:font-weight="normal" style:font-name="Arial" style:font-name-complex="Arial" style:font-style-asian="italic" style:font-style-complex="italic" style:font-weight-asian="normal" style:font-weight-complex="normal"/>
    </style:style>
    <style:style style:family="text" style:name="T8">
      <style:text-properties fo:country="BE" fo:font-style="italic" fo:font-weight="bold" fo:language="fr" style:font-name="Arial" style:font-name-complex="Arial" style:font-style-asian="italic" style:font-style-complex="italic" style:font-weight-asian="bold" style:font-weight-complex="bold"/>
    </style:style>
    <style:style style:family="text" style:name="T9">
      <style:text-properties fo:font-style="normal" fo:font-weight="bold" style:font-name="Arial" style:font-name-complex="Arial" style:font-style-asian="normal" style:font-style-complex="normal" style:font-weight-asian="bold" style:font-weight-complex="bold"/>
    </style:style>
    <style:style style:family="text" style:name="T10">
      <style:text-properties fo:font-weight="bold" style:font-weight-asian="bold" style:font-weight-complex="bold"/>
    </style:style>
    <style:style style:family="text" style:name="T11">
      <style:text-properties fo:color="#800000" officeooo:rsid="001b6fe1" style:font-name="Arial" style:font-name-complex="Arial"/>
    </style:style>
    <style:style style:family="text" style:name="T12">
      <style:text-properties fo:background-color="#ffff00" fo:color="#800000" loext:char-shading-value="0" officeooo:rsid="001b6fe1" style:font-name="Arial" style:font-name-complex="Arial"/>
    </style:style>
    <style:style style:family="text" style:name="T13">
      <style:text-properties fo:background-color="#ffff00" fo:color="#800000" loext:char-shading-value="0" officeooo:rsid="001b6fe1" style:font-name="Arial" style:font-name-complex="Arial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ommune de </text:span><text:span text:style-name="T2"><text:text-input text:description="">tool.getCityName()</text:text-input></text:span><text:span text:style-name="T1"><text:tab/>Annexe n° </text:span><text:span text:style-name="T2"><text:text-input text:description="Référence">self.getReference()</text:text-input></text:span><text:span text:style-name="T2">-A</text:span><text:span text:style-name="T3">.....</text:span></text:p>
      <text:p text:style-name="P20"/>
      <text:p text:style-name="P19">Enquête publique</text:p>
      <text:p text:style-name="P18">Demande de PERMIS d'urbanisATION</text:p>
      <text:p text:style-name="P12"/>
      <text:p text:style-name="P14"><office:annotation><dc:creator>Gauthier Bastien</dc:creator><dc:date>2011-02-16T16:12:24</dc:date><text:p text:style-name="P21">do text if self.hasMultipleApplicants()</text:p></office:annotation><text:span text:style-name="T10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1">do text if self.hasSingleApplicant()</text:p></office:annotation><text:span text:style-name="T10">Demandeur :</text:span> <text:text-input text:description="Demandeurs">self.getApplicantsSignaletic()</text:text-input></text:p>
      <text:p text:style-name="P15"><text:span text:style-name="T10">Objet :</text:span> <text:text-input text:description="Objet des travaux">self.getLicenceSubject()</text:text-input></text:p>
      <text:p text:style-name="P15"><text:span text:style-name="T10">Situation :</text:span> <text:text-input text:description="Situation des travaux">self.getWorkLocationSignaletic()</text:text-input></text:p>
      <text:p text:style-name="P16"><text:span text:style-name="T9">Référence cadastrale :</text:span><text:span text:style-name="T8"> </text:span><text:span text:style-name="T7"><text:text-input text:description="Parcelles">licence_view.get_parcels()</text:text-input></text:span></text:p>
      <text:p text:style-name="P10">Procès-verbal d'audition d'observations et objections</text:p>
      <text:p text:style-name="P13"><text:span text:style-name="T4">Vu les articles D.VIII.19 et D.VIII.20 du Code du Développement territorial ; </text:span></text:p>
      <text:p text:style-name="P6"><text:span text:style-name="T4">Je soussigné, </text:span><text:span text:style-name="T13">NOM DU DELEGUE</text:span><text:span text:style-name="T4">, déléguée du Collège communal </text:span><text:span text:style-name="T5">de </text:span><text:span text:style-name="T5"><text:text-input text:description="">tool.getCityName()</text:text-input></text:span><text:span text:style-name="T5"> </text:span><text:span text:style-name="T4">à l’effet de procéder à la consignation des observations et objections orales déposées dans le cadre de l'enquête publique relative à la demande de permis d'urbanisation relative au projet susvisé,</text:span></text:p>
      <text:p text:style-name="P7">ai acté les objections et observations formulées par :</text:p>
      <text:p text:style-name="P3">.............................................................................................................................................……………........................</text:p>
      <text:p text:style-name="P11">adresse:<text:tab/>................................................................................................................................……………........…</text:p>
      <text:p text:style-name="P5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…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</text:p>
      <text:p text:style-name="P4">Fait à <text:text-input text:description="">tool.getCityName()</text:text-input>, le ................................................</text:p>
      <text:p text:style-name="P8">Pour accord, le déposant :<text:tab/>Le délégué du Collège :</text:p>
      <text:p text:style-name="P1">(signature précédée des nom et prénom du signataire et de la mention "lu et approuvé"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Segoe UI" svg:font-family="'Segoe UI'" style:font-family-generic="swiss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ierre-DélibéAttendus" style:family="paragraph" style:parent-style-name="Standard">
      <style:paragraph-properties fo:margin-left="0cm" fo:margin-right="0cm" fo:margin-top="0.212cm" fo:margin-bottom="0cm" loext:contextual-spacing="false" fo:keep-together="always" fo:orphans="2" fo:widows="2" fo:text-indent="1.501cm" style:auto-text-indent="false"/>
      <style:text-properties fo:language="fr" fo:country="FR" style:font-name-complex="Times New Roman" style:font-family-complex="'Times New Roman'" style:font-family-generic-complex="roman" style:font-pitch-complex="variable"/>
    </style:style>
    <style:style style:name="Pierre-DélibéDécision" style:family="paragraph" style:parent-style-name="Pierre-DélibéAttendus">
      <style:paragraph-properties fo:margin-left="1.75cm" fo:margin-right="0cm" fo:text-indent="-1.75cm" style:auto-text-indent="false"/>
    </style:style>
    <style:style style:name="Pierre-DélibéObjet" style:family="paragraph" style:parent-style-name="Pierre-DélibéAttendus">
      <style:paragraph-properties fo:margin-left="1.501cm" fo:margin-right="0cm" fo:margin-top="0.212cm" fo:margin-bottom="0.212cm" loext:contextual-spacing="false" fo:text-indent="-1.501cm" style:auto-text-indent="false"/>
      <style:text-properties fo:font-weight="bold" style:font-weight-asian="bold" style:font-weight-complex="bold"/>
    </style:style>
    <style:style style:name="Pierre-DélibéTitre" style:family="paragraph" style:parent-style-name="Pierre-DélibéAttendus">
      <style:paragraph-properties fo:margin-left="0cm" fo:margin-right="0cm" fo:margin-top="0cm" fo:margin-bottom="0.212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" style:family="paragraph">
      <style:paragraph-properties fo:text-align="justify" style:justify-single-word="false"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text-align="start" style:justify-single-word="false" fo:orphans="2" fo:widows="2"/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zxx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Police_20_par_20_défaut" style:display-name="Police par défaut" style:family="text"/>
    <style:style style:name="Footnote_20_Symbol" style:display-name="Footnote Symbol" style:family="text"/>
    <style:style style:name="Endnote_20_Symbol" style:display-name="Endnote Symbol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6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P PV observations</dc:title>
    <meta:initial-creator>Pierre Millecamps</meta:initial-creator>
    <meta:creation-date>2017-12-06T10:28:38.267000000</meta:creation-date>
    <dc:date>2018-05-08T10:36:11.922418322</dc:date>
    <meta:editing-cycles>15</meta:editing-cycles>
    <meta:generator>LibreOffice/5.1.6.2$Linux_X86_64 LibreOffice_project/10m0$Build-2</meta:generator>
    <meta:printed-by>Pierre Millecamps</meta:printed-by>
    <meta:print-date>2017-12-06T10:37:11.106000000</meta:print-date>
    <meta:editing-duration>PT1H10M57S</meta:editing-duration>
    <dc:creator>bleybaert</dc:creator>
    <meta:document-statistic meta:table-count="0" meta:image-count="0" meta:object-count="0" meta:page-count="1" meta:paragraph-count="34" meta:word-count="165" meta:character-count="4159" meta:non-whitespace-character-count="4047"/>
  </office:meta>
</office:document-meta>
</file>